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FileInputStream.read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File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InputStream.TempFileInputStream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File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InputStream.closeIfEOF( int 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InputStream.writeToFileAndClose( InputStream in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